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9.121cm" table:align="left"/>
    </style:style>
    <style:style style:name="Tabla1.A" style:family="table-column">
      <style:table-column-properties style:column-width="10.16cm"/>
    </style:style>
    <style:style style:name="Tabla1.B" style:family="table-column">
      <style:table-column-properties style:column-width="2.117cm"/>
    </style:style>
    <style:style style:name="Tabla1.C" style:family="table-column">
      <style:table-column-properties style:column-width="6.844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18" style:family="table-row">
      <style:table-row-properties style:min-row-height="1.614cm"/>
    </style:style>
    <style:style style:name="Tabla1.B18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>
      <style:text-properties fo:font-size="12pt" style:font-size-asian="10.5pt" style:font-size-complex="12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 style:list-style-name="L1">
      <style:paragraph-properties fo:margin-left="0cm" fo:margin-right="0cm" fo:text-indent="0cm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Cuestionario de conformidad</text:h>
      <text:p text:style-name="Text_20_body">Por favor, tras finalizar el proceso de instalación, realice dichas pruebas, rellene éste formulario y envíelo al CAU lo antes posible, ésta información puede servirnos de gran ayuda. Gracias.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Heading">Comprobación</text:p>
          </table:table-cell>
          <table:table-cell table:style-name="Tabla1.A1" office:value-type="string">
            <text:p text:style-name="Table_20_Heading">Resultado</text:p>
          </table:table-cell>
          <table:table-cell table:style-name="Tabla1.C1" office:value-type="string">
            <text:p text:style-name="Table_20_Heading">Observaciones</text:p>
          </table:table-cell>
        </table:table-row>
        <table:table-row>
          <table:table-cell table:style-name="Tabla1.A2" office:value-type="string">
            <text:list text:style-name="L1">
              <text:list-item>
                <text:p text:style-name="P3">Se ha podido arrancar desde el CD de instalación contenido en el pack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>
                <text:p text:style-name="P3">Funcionan correctamente los dispositivos comunes para el manejo del sistema como el teclado, raton y pantalla desde el CD de instalación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3">La instalación ha llegado a completarse hasta el punto en donde se le pide que retire el CD de la bandeja y reinicie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3">Se ha arrancado el sistema tras reiniciarse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3">Se puede acceder con los tres perfiles al sistema (usuario/catalogo/biblio) y son correctos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3">Al acceder como usuario 'biblio' por primera vez en el equipo del bibliotecario ha aparecido la ventana de identificación del centro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3">Al acceder como usuario 'usuario' se borran los datos guardados en sesiones posteriores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3">Al acceder como usuario 'catalogo' se muestra tan solo un navegador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3">Se ha podido registrar algún cliente en Medusa y realizar las acciones disponibles sin dificultades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3">Funcionan las aplicaciones contenidas en el menú de administración del equipo del bibliotecario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3">Funcionan las aplicaciones de escritorio esenciales: OpenOffice y Firefox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7">Hay salida a internet en los equipos donde se ha realizado la instalación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7">Se pueden realizar las operaciones básicas con libros a través de Absysnet y préstamo de seguridad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7">Se ha detectado la impresora y se puede imprimir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list text:style-name="L1">
              <text:list-item text:start-value="1">
                <text:p text:style-name="P7">Se pueden compartir ficheros a los demás equipos del centro mediante la carpeta Compartido</text:p>
              </text:list-item>
            </text:list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Table_20_Contents">- </text:p>
          </table:table-cell>
          <table:table-cell table:style-name="Tabla1.A2" office:value-type="string">
            <text:p text:style-name="Table_20_Contents">- </text:p>
          </table:table-cell>
          <table:table-cell table:style-name="Tabla1.C2" office:value-type="string">
            <text:p text:style-name="Table_20_Contents">- </text:p>
          </table:table-cell>
        </table:table-row>
        <table:table-row table:style-name="Tabla1.18">
          <table:table-cell table:style-name="Tabla1.A2" office:value-type="string">
            <text:p text:style-name="Table_20_Contents">Otras observaciones </text:p>
          </table:table-cell>
          <table:table-cell table:style-name="Tabla1.B18" table:number-columns-spanned="2" office:value-type="string">
            <text:p text:style-name="P5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0.917cm" fo:margin-right="0.92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hernandez</meta:initial-creator>
    <meta:creation-date>2009-01-29T10:41:35</meta:creation-date>
    <dc:creator>jhernandez</dc:creator>
    <dc:date>2009-01-29T12:38:54</dc:date>
    <meta:editing-cycles>4</meta:editing-cycles>
    <meta:editing-duration>PT51M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2" meta:paragraph-count="24" meta:word-count="250" meta:character-count="1596"/>
  </office:meta>
</office:document-meta>
</file>